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6f7e" officeooo:paragraph-rsid="00116f7e"/>
    </style:style>
    <style:style style:name="P2" style:family="paragraph" style:parent-style-name="Standard">
      <style:paragraph-properties fo:text-align="center" style:justify-single-word="false"/>
      <style:text-properties officeooo:rsid="00116f7e" officeooo:paragraph-rsid="00116f7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6c19" officeooo:paragraph-rsid="00126c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Clientside Web Development</text:p>
      <text:p text:style-name="P1"/>
      <text:p text:style-name="P2">Homework #2</text:p>
      <text:p text:style-name="P2"/>
      <text:list xml:id="list502083613" text:style-name="L1">
        <text:list-item>
          <text:p text:style-name="P3">Errors:</text:p>
          <text:list>
            <text:list-item>
              <text:p text:style-name="P3">I wasn’t quite sure what was meant by “sort experiences by employer”. <text:s/>I considered just building different resume pages for different topics. <text:s/>Instead, I figured it might be useful to have my whole resume accessible from one page and just have filters built into it. <text:s/>So I created a field in my JSON object for each resume key called “_tags”, which lists relevant fields. <text:s/>Then when I parse the JSON, I generate an id tag for each associated element, and when I filter, I just check if the filter query is in the “_tags”, and if not, I set the associated DOM object to .hide().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1:05:24.649242026</meta:creation-date>
    <dc:date>2018-11-07T01:12:26.179597982</dc:date>
    <meta:editing-duration>PT7M1S</meta:editing-duration>
    <meta:editing-cycles>3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5" meta:word-count="115" meta:character-count="634" meta:non-whitespace-character-count="522"/>
  </office:meta>
</office:document-meta>
</file>